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frac>
                <mn>2400</mn>
                <mn>0.7</mn>
              </mfrac>
              <mo stretchy="false">∗</mo>
              <mn>11.3</mn>
            </mrow>
            <mo stretchy="false">=</mo>
            <mtext>R1</mtext>
          </mrow>
        </mtd>
      </mtr>
      <mtr>
        <mtd>
          <mrow/>
        </mtd>
      </mtr>
      <mtr>
        <mtd>
          <mrow>
            <mrow>
              <mtext>R1</mtext>
              <mo stretchy="false">≈</mo>
              <mn>39</mn>
            </mrow>
            <mi>K</mi>
            <mi mathvariant="normal">Ω</mi>
          </mrow>
        </mtd>
      </mtr>
      <mtr>
        <mtd>
          <mrow/>
        </mtd>
      </mtr>
      <mtr>
        <mtd>
          <mrow>
            <mn>0.7</mn>
            <mo stretchy="false">=</mo>
            <mfrac>
              <mrow>
                <mn>12</mn>
                <mo stretchy="false">∗</mo>
                <mtext>R2</mtext>
              </mrow>
              <mrow>
                <mtext>R2</mtext>
                <mo stretchy="false">+</mo>
                <mn>312</mn>
              </mrow>
            </mfrac>
          </mrow>
        </mtd>
      </mtr>
      <mtr>
        <mtd>
          <mrow/>
        </mtd>
      </mtr>
      <mtr>
        <mtd>
          <mrow>
            <mrow>
              <mrow>
                <mn>14000</mn>
                <mo stretchy="false">∗</mo>
                <mn>7</mn>
              </mrow>
              <mo stretchy="false">=</mo>
              <mn>11.3</mn>
            </mrow>
            <mtext>R2</mtext>
            <mrow>
              <mfrac>
                <mrow>
                  <mn>14000</mn>
                  <mo stretchy="false">∗</mo>
                  <mn>7</mn>
                </mrow>
                <mrow>
                  <mo fence="true" form="prefix" stretchy="false">(</mo>
                  <mrow>
                    <mrow>
                      <mn>32</mn>
                      <mo stretchy="false">−</mo>
                      <mn>7</mn>
                    </mrow>
                  </mrow>
                  <mo fence="true" form="postfix" stretchy="false">)</mo>
                </mrow>
              </mfrac>
              <mo stretchy="false">=</mo>
              <mtext>R2</mtext>
            </mrow>
          </mrow>
        </mtd>
      </mtr>
      <mtr>
        <mtd>
          <mrow>
            <mrow>
              <mtext>R2</mtext>
              <mo stretchy="false">≈</mo>
              <mn>148</mn>
            </mrow>
            <mi mathvariant="normal">Ω</mi>
          </mrow>
        </mtd>
      </mtr>
    </mtable>
    <annotation encoding="StarMath 5.0">{2400over0.7}* 11.3="R1" newline
newline
"R1" approx 39K %OMEGA
newline
newline
0.7={12*"R2"}over{"R2" +312}
newline
newline
14000*7=11.3"R2"
{14000*7}over(32-7)="R2"
newline
"R2" approx 148	 %OMEGA
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1:40:36.198000000</meta:creation-date>
    <dc:date>2024-09-12T17:31:18.853000000</dc:date>
    <meta:editing-duration>PT35M48S</meta:editing-duration>
    <meta:editing-cycles>6</meta:editing-cycles>
    <meta:generator>LibreOffice/24.8.1.2$Windows_X86_64 LibreOffice_project/87fa9aec1a63e70835390b81c40bb8993f1d4ff6</meta:generator>
  </office:meta>
</office:document-meta>
</file>